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123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123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123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123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123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123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123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123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123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123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123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123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123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123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123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123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123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Enrique  Pérez Guzmá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143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Enrique  Pérez Pér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205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7.6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0" meta:non-whitespace-character-count="998"/>
    <meta:template xlink:type="simple" xlink:actuate="onRequest" xlink:title="Normal" xlink:href=""/>
  </office:meta>
</office:document-meta>
</file>